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3</text:p>
      <text:p text:style-name="P2">Month<text:tab/><text:tab/><text:tab/><text:tab/><text:tab/><text:tab/></text:p>
      <text:p text:style-name="P2">Year<text:tab/><text:tab/><text:tab/><text:tab/><text:tab/><text:tab/>189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Shechitah; animal slaughtering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for pages 2-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saac Leeser</text:p>
      <text:p text:style-name="P2">Additional Places mentioned: Switzerland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REET./</text:p>
      <text:p text:style-name="P7">PHILADELPHIA,__________1893/</text:p>
      <text:p text:style-name="P6"/>
      <text:p text:style-name="P6">[Front Cover]</text:p>
      <text:p text:style-name="P6">On the Shechitah question/ </text:p>
      <text:p text:style-name="P6">For Parashat Noah/</text:p>
      <text:p text:style-name="P6"/>
      <text:p text:style-name="P6">[Page 1]</text:p>
      <text:p text:style-name="P6">The <text:span text:style-name="T2">Shechitah</text:span><text:span text:style-name="T3"> question, or the principle/ involving </text:span><text:span text:style-name="T4">either</text:span><text:span text:style-name="T3"> humanity or--according to some--inhumanity in the me-/-thod of slaughtering animals, whose flesh is per-/-missible to Jews, has exercised the minds of our/ neighbors of the Christian creed, quite often./</text:span></text:p>
      <text:p text:style-name="P6"><text:span text:style-name="T3">Perhaps, Switzerland can claim the unenviable/ credit of having led the van of the opposition./ <text:s/>More than once she determinedly set her face/ against our traditional system. <text:s/>Years ago some/ of the cantons forbade it altogether, thus placing/ our brethren of the Helvetic Confederacy, who are/ observant of the Law, in a great predicament./ <text:s/>I remember that when that happened, the Rev./ Isaac Leeser wrote forcibly to disprove the/ charges of cruelty touching our regulations, while/ myself and others united to the same purpose,/ in more recent </text:span><text:span text:style-name="T4">years</text:span><text:span text:style-name="T3"> times./</text:span></text:p>
      <text:p text:style-name="P6"><text:span text:style-name="T3">Now, it is very ungracious in any one to ac-/-cuse individuals or nations of nurturing inveterate/ </text:span><text:soft-page-break/><text:span text:style-name="T3">prejudice, but I do not </text:span><text:span text:style-name="T4">think</text:span><text:span text:style-name="T3"> believe that I wrong,/</text:span></text:p>
      <text:p text:style-name="P6"><text:span text:style-name="T3"/></text:p>
      <text:p text:style-name="P6"><text:span text:style-name="T3">[Page 2]</text:span></text:p>
      <text:p text:style-name="P6"><text:span text:style-name="T3">out of malice aforethought, the country of/ William Tell, when I accuse her of cherishing/ a deep rooted ill will. <text:s/>She has repeatedly and/ persistently hampered Israelites by her anticipations,/ and the feelings which she undisguisedly mani-/-fested would have influenced other lands, if the/ authority of a [?] and scientists of a like/ standing in France, Italy and England had/ not disarmed opposition. <text:s/>Shame upon some/ pseudo rabbis who, to play the liberal, advanced/ flimsy and untenable arguments, to </text:span><text:span text:style-name="T4">sanction encourage</text:span><text:span text:style-name="T3"> wink at/ religious persecution! <text:s/>Persecution I/ call it and a fitting appellation it is, when/ applied to the conduct of Switzerland towards/ her Hebrew citizens. <text:s/>For, she may cure/ nothing for Judaism, but she must know/ that there are Jews--and not a few--within her/ borders, who would rather suffer hunger than/ feed upon that which their conscience rejects./ <text:s/>Ought a well regulated government to coerce/ a portion of the population into the accept-/-ance of measures that imperil their existence,/</text:span></text:p>
      <text:p text:style-name="P6"><text:span text:style-name="T3"/></text:p>
      <text:p text:style-name="P6"><text:span text:style-name="T3">[Page 3]</text:span></text:p>
      <text:p text:style-name="P6"><text:span text:style-name="T3">while benefitting[sic!] in no shape or form other por-/-tions of the same population? <text:s/>Even on the/ score of kindness to the brute creation, such pro-/-ceedings would be unwarranted. <text:s/>For, surely the/ preservation of men's lives is a matter of higher/ consideration, than that of sparing animals/ acute pains. <text:s/>But the majority of/ voters who, at the </text:span><text:span text:style-name="T2">Referendum</text:span><text:span text:style-name="T3"> decided to prevent/ our Shechitah process, cannot justify their action/ on the ground of humanity, because it has/ been authoritatively shown that the Jewish me-/-thod is the best for a number of reasons. <text:s/>By/ it the loss of all sensation in the animal is/ instantaneous; the flesh will keep softer/ and healthier because of the flow of the blood,/ which is the mainspring of corruption, while the/ examination of the lungs, must act as a safe-/-guard against the communication of diseases,/ apt to become engrafted upon our own lungs./ <text:s/>Did I not fear to repeat myself, I would/</text:span></text:p>
      <text:p text:style-name="P6"><text:span text:style-name="T3"/></text:p>
      <text:p text:style-name="P6"><text:span text:style-name="T3">[Page 4]</text:span></text:p>
      <text:p text:style-name="P6"><text:span text:style-name="T3">set forth the results of my personal researches/ into that subject, and mention also my experience/ in connection with the Philadelphia society of/ prevention of cruelty to animals. <text:s/>Suffice to say,/ that by the ingenious confession of men, whose interest/ it is to encourage the prevailing system among gentiles,/ our is declared preferable from a humane </text:span><text:span text:style-name="T4">and a wholesome</text:span><text:span text:style-name="T3">/ point of view and by reason of wholesomeness. <text:s/>I do honor men and women,/ who vigilantly watch that no unnecessary suf-/-fering be inflicted upon dumb creatures, although,/ at times, the over zeal has done us injustice./ <text:s/>To us, whom Moses commanded to relieve a beast/ crouching under a heavy burden, if it even belongs/ to a person who openly hates us; to bring back/ to our enemy his ox or his ass when straying/ away from the customary shelter; to us, Israel-/-ites, I say, the sight of a horse or of a mule/ beaten by a brutal driver, must be revolting./ <text:s/>No one who has profitably read the Bible,/ or has caught the spirit of numerous maxims/ and legends of the Rabbis, regarding the </text:span><text:span text:style-name="T4">humane</text:span><text:span text:style-name="T3"> kindly/ feelings which we should exhibit towards/</text:span></text:p>
      <text:p text:style-name="P6"><text:span text:style-name="T3"/></text:p>
      <text:p text:style-name="P6"><text:span text:style-name="T3">[Page 5]</text:span></text:p>
      <text:p text:style-name="P6"><text:span text:style-name="T3">domestic animals, can help exercising tender con-/sideration in the use of beings of the lower creation,/ that do us service. <text:s/>Mark what we/ have perused in to day's Pentateuch portion and/ let it </text:span><text:span text:style-name="T4">serv</text:span><text:span text:style-name="T3"> be our guide. <text:s/>[Hebrew]/ "But flesh with the life thereof, which is the blood/ thereof, ye shall not eat" signifying that while/ the animal is alive, we shall not dare to/ feed upon it, by cutting off any part of its/ body to satisfy our greed or our hunger--a practice/ not rare among </text:span><text:span text:style-name="T4">savage</text:span><text:span text:style-name="T3"> some barbarous tribes. <text:s/>That prohibit-/-ion gave origin to the instilation[sic!] of the Shechitah,/ essentially the operation imparted by tradition,/ as the safest to man in his nutriment, and the least painful/ to irrational beings. <text:s/>Indeed, had not Holy/ Writ and the Talmud left as rules and apho-/-risms, showing that the Almight </text:span><text:soft-page-break/><text:span text:style-name="T3">cares for/ the defenceless[sic!] creatures, which He placed under/ our dominion, a sentence in the same Parashah/ would go far to prove that all are in His/ compassionate thought. <text:s/>The promise/ given to Noah that the earth would never/</text:span></text:p>
      <text:p text:style-name="P6"><text:span text:style-name="T3"/></text:p>
      <text:p text:style-name="P6"><text:span text:style-name="T3">[Page 6]</text:span></text:p>
      <text:p text:style-name="P6"><text:span text:style-name="T3">undergo such a catastrophe as it had suffered/ by the deluge, included every thing that has exist-/ance [Hebrew]/ [Hebrew]/ "And I, behold I establish My covenant with you/ and with your seed after you and with every/ living creature that is with you, the fowl, the/ cattle and every beast of the earth with you"./ <text:s/>Would that mankind did not need to subject ani-/mals to the loss of life, but the permission to/ deprive beasts of their existence, in order to sustain/ ours, does not imply a license to cruelly torture/ them, as they surely do </text:span><text:span text:style-name="T4">those</text:span><text:span text:style-name="T3"> who indulge in/ the wanton sport of the chase, or who degrade/ </text:span><text:span text:style-name="T4">to</text:span><text:span text:style-name="T3"> their manhood by inciting beasts to the fight./ <text:s/>Very contrary to that, a legend which illustrates/ the regret felt by the sages of Israel at the/ necessity of shedding the blood of animals even/ for our own subsistence, is most touching. <text:s/>Let/ me relate it. <text:s/>The famous Judah the Prince/ [Hebrew], who formulated the text of/</text:span></text:p>
      <text:p text:style-name="P6"><text:span text:style-name="T3"/></text:p>
      <text:p text:style-name="P6"><text:span text:style-name="T3">[Page 7]</text:span></text:p>
      <text:p text:style-name="P6"><text:span text:style-name="T3">of the Mishnah was on a certain day </text:span><text:span text:style-name="T4">while</text:span><text:span text:style-name="T3"> walking abroad </text:span><text:span text:style-name="T4">was</text:span><text:span text:style-name="T3">/ followed by a young calf that made a noise as/ if crying imploring to be hidden under the folds of the/ Rabbi's garment, and not to be driven into/ the slaughter-house. <text:s/>Judah the Prince, turned/ around and chasing the animal away said [Hebrew]/ [Hebrew] "Go to thy destiny, for thy lot is to be/ killed" <text:s/>Harsh words were they which cost the/ sage bodily infirmities. <text:s/>[Hebrew]/ [Hebrew] So wrote the misjudged and abused Tal-/-mudists. <text:s/>Oh! that gentilism would learn to/ appreciate the principles of tender humanity, which/ underlie the Jewish religion! <text:s/>We would not see,/ ignorance, allied to malevolence, vex and hamper/ the children of Abraham. <text:s/>We would not hear of the/ unrighteous decision</text:span><text:span text:style-name="T4">s</text:span><text:span text:style-name="T3"> of Cantons in self-styled free/ Switzerland. <text:s/>The peace and good-will preached in/ churches would become a reality and not an empty/ invocation. <text:s/>The </text:span><text:span text:style-name="T4">law</text:span><text:span text:style-name="T3"> Bible and the traditions would stand vind-/icated, for the former teaches that "the Lord is good to/ all and His tender mercies are towards all His work",/ [Hebrew]/ while the latter tells us that [Hebrew]/</text:span></text:p>
      <text:p text:style-name="P6"><text:span text:style-name="T3"/></text:p>
      <text:p text:style-name="P6"><text:span text:style-name="T3">[Page 8]</text:span></text:p>
      <text:p text:style-name="P6"><text:span text:style-name="T3">to spare the brute creation by not subjecting it to un-/-necessary pain and burden, is a controlling rule in/ the Jewish religion. <text:s/>May we ever conform with it./</text:span></text:p>
      <text:p text:style-name="P6"><text:span text:style-name="T3"/></text:p>
      <text:p text:style-name="P6"><text:span text:style-name="T3">This lecture was lengthened by quoting Rabbinical sayings &amp; legend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5T12:27:56.11</meta:creation-date>
    <meta:document-statistic meta:table-count="0" meta:image-count="0" meta:object-count="0" meta:page-count="4" meta:paragraph-count="86" meta:word-count="1431" meta:character-count="8930"/>
    <dc:date>2012-04-05T14:01:06.39</dc:date>
    <dc:creator>Penn Libraries</dc:creator>
    <meta:editing-duration>PT00H14M28S</meta:editing-duration>
    <meta:editing-cycles>1</meta:editing-cycles>
    <meta:generator>OpenOffice.org/3.2$Win32 OpenOffice.org_project/320m12$Build-9483</meta:generator>
  </office:meta>
</office:document-meta>
</file>